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3282" officeooo:paragraph-rsid="001532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-only attach</text:p>
      <text:p text:style-name="P1"/>
      <text:p text:style-name="P1"/>
      <text:p text:style-name="P1"/>
      <text:p text:style-name="P1">Veränderte Dateien:</text:p>
      <text:p text:style-name="P1"/>
      <text:p text:style-name="P1">region_map_component.h</text:p>
      <text:p text:style-name="P1">region_map_component.cc</text:p>
      <text:p text:style-name="P1">region_map.h</text:p>
      <text:p text:style-name="P1">client.h (region_map)</text:p>
      <text:p text:style-name="P1">region_map_clinet.cc</text:p>
      <text:p text:style-name="P1">core_region_map.h</text:p>
      <text:p text:style-name="P1">core_region_map.cc</text:p>
      <text:p text:style-name="P1">stack_area.cc</text:p>
      <text:p text:style-name="P1">expanding_region_map_client.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5:52:35.832885613</meta:creation-date>
    <dc:date>2017-03-08T15:56:56.221320997</dc:date>
    <meta:editing-duration>P0D</meta:editing-duration>
    <meta:editing-cycles>1</meta:editing-cycles>
    <meta:document-statistic meta:table-count="0" meta:image-count="0" meta:object-count="0" meta:page-count="1" meta:paragraph-count="11" meta:word-count="14" meta:character-count="210" meta:non-whitespace-character-count="207"/>
    <meta:generator>LibreOffice/4.2.8.2$Linux_X86_64 LibreOffice_project/420m0$Build-2</meta:generator>
  </office:meta>
</office:document-meta>
</file>